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709in"/>
    </style:style>
    <style:style style:name="co2" style:family="table-column">
      <style:table-column-properties fo:break-before="auto" style:column-width="0.6945in"/>
    </style:style>
    <style:style style:name="co3" style:family="table-column">
      <style:table-column-properties fo:break-before="auto" style:column-width="0.669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ackground-color="#ffff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4"/>
        <table:table-row table:style-name="ro1">
          <table:table-cell table:style-name="ce1" table:number-columns-spanned="2" table:number-rows-spanned="1"/>
          <table:covered-table-cell table:style-name="ce1"/>
          <table:table-cell/>
          <table:table-cell table:style-name="ce5" table:number-columns-spanned="2" table:number-rows-spanned="1"/>
          <table:covered-table-cell table:style-name="ce5"/>
          <table:table-cell table:style-name="Default" table:number-columns-repeated="3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0.0239" calcext:value-type="float">
            <text:p>0.0239</text:p>
          </table:table-cell>
          <table:table-cell office:value-type="float" office:value="0.0718" calcext:value-type="float">
            <text:p>0.0718</text:p>
          </table:table-cell>
          <table:table-cell/>
          <table:table-cell table:formula="of:=[.A3]*25.4" office:value-type="float" office:value="0.60706" calcext:value-type="float">
            <text:p>0.60706</text:p>
          </table:table-cell>
          <table:table-cell table:formula="of:=[.B3]*25.4" office:value-type="float" office:value="1.82372" calcext:value-type="float">
            <text:p>1.82372</text:p>
          </table:table-cell>
          <table:table-cell table:formula="of:=[.D3]*1.8" office:value-type="float" office:value="1.092708" calcext:value-type="float">
            <text:p>1.092708</text:p>
          </table:table-cell>
          <table:table-cell table:formula="of:=[.E3]*1.8" office:value-type="float" office:value="3.282696" calcext:value-type="float">
            <text:p>3.2826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0.0873" calcext:value-type="float">
            <text:p>0.0873</text:p>
          </table:table-cell>
          <table:table-cell office:value-type="float" office:value="0.149" calcext:value-type="float">
            <text:p>0.149</text:p>
          </table:table-cell>
          <table:table-cell/>
          <table:table-cell table:formula="of:=[.A4]*25.4" office:value-type="float" office:value="2.21742" calcext:value-type="float">
            <text:p>2.21742</text:p>
          </table:table-cell>
          <table:table-cell table:formula="of:=[.B4]*25.4" office:value-type="float" office:value="3.7846" calcext:value-type="float">
            <text:p>3.7846</text:p>
          </table:table-cell>
          <table:table-cell table:formula="of:=[.D4]*1.8" office:value-type="float" office:value="3.991356" calcext:value-type="float">
            <text:p>3.991356</text:p>
          </table:table-cell>
          <table:table-cell table:formula="of:=[.E4]*1.8" office:value-type="float" office:value="6.81228" calcext:value-type="float">
            <text:p>6.812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0.1684" calcext:value-type="float">
            <text:p>0.1684</text:p>
          </table:table-cell>
          <table:table-cell office:value-type="float" office:value="0.2055" calcext:value-type="float">
            <text:p>0.2055</text:p>
          </table:table-cell>
          <table:table-cell/>
          <table:table-cell table:formula="of:=[.A5]*25.4" office:value-type="float" office:value="4.27736" calcext:value-type="float">
            <text:p>4.27736</text:p>
          </table:table-cell>
          <table:table-cell table:formula="of:=[.B5]*25.4" office:value-type="float" office:value="5.2197" calcext:value-type="float">
            <text:p>5.2197</text:p>
          </table:table-cell>
          <table:table-cell table:formula="of:=[.D5]*1.8" office:value-type="float" office:value="7.699248" calcext:value-type="float">
            <text:p>7.699248</text:p>
          </table:table-cell>
          <table:table-cell table:formula="of:=[.E5]*1.8" office:value-type="float" office:value="9.39546" calcext:value-type="float">
            <text:p>9.3954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0.28" calcext:value-type="float">
            <text:p>0.28</text:p>
          </table:table-cell>
          <table:table-cell office:value-type="float" office:value="0.2527" calcext:value-type="float">
            <text:p>0.2527</text:p>
          </table:table-cell>
          <table:table-cell/>
          <table:table-cell table:formula="of:=[.A6]*25.4" office:value-type="float" office:value="7.112" calcext:value-type="float">
            <text:p>7.112</text:p>
          </table:table-cell>
          <table:table-cell table:formula="of:=[.B6]*25.4" office:value-type="float" office:value="6.41858" calcext:value-type="float">
            <text:p>6.41858</text:p>
          </table:table-cell>
          <table:table-cell table:formula="of:=[.D6]*1.8" office:value-type="float" office:value="12.8016" calcext:value-type="float">
            <text:p>12.8016</text:p>
          </table:table-cell>
          <table:table-cell table:formula="of:=[.E6]*1.8" office:value-type="float" office:value="11.553444" calcext:value-type="float">
            <text:p>11.5534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0.39" calcext:value-type="float">
            <text:p>0.39</text:p>
          </table:table-cell>
          <table:table-cell office:value-type="float" office:value="0.2858" calcext:value-type="float">
            <text:p>0.2858</text:p>
          </table:table-cell>
          <table:table-cell/>
          <table:table-cell table:formula="of:=[.A7]*25.4" office:value-type="float" office:value="9.906" calcext:value-type="float">
            <text:p>9.906</text:p>
          </table:table-cell>
          <table:table-cell table:formula="of:=[.B7]*25.4" office:value-type="float" office:value="7.25932" calcext:value-type="float">
            <text:p>7.25932</text:p>
          </table:table-cell>
          <table:table-cell table:formula="of:=[.D7]*1.8" office:value-type="float" office:value="17.8308" calcext:value-type="float">
            <text:p>17.8308</text:p>
          </table:table-cell>
          <table:table-cell table:formula="of:=[.E7]*1.8" office:value-type="float" office:value="13.066776" calcext:value-type="float">
            <text:p>13.0667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0.5457" calcext:value-type="float">
            <text:p>0.5457</text:p>
          </table:table-cell>
          <table:table-cell office:value-type="float" office:value="0.3163" calcext:value-type="float">
            <text:p>0.3163</text:p>
          </table:table-cell>
          <table:table-cell/>
          <table:table-cell table:formula="of:=[.A8]*25.4" office:value-type="float" office:value="13.86078" calcext:value-type="float">
            <text:p>13.86078</text:p>
          </table:table-cell>
          <table:table-cell table:formula="of:=[.B8]*25.4" office:value-type="float" office:value="8.03402" calcext:value-type="float">
            <text:p>8.03402</text:p>
          </table:table-cell>
          <table:table-cell table:formula="of:=[.D8]*1.8" office:value-type="float" office:value="24.949404" calcext:value-type="float">
            <text:p>24.949404</text:p>
          </table:table-cell>
          <table:table-cell table:formula="of:=[.E8]*1.8" office:value-type="float" office:value="14.461236" calcext:value-type="float">
            <text:p>14.46123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0.7452" calcext:value-type="float">
            <text:p>0.7452</text:p>
          </table:table-cell>
          <table:table-cell office:value-type="float" office:value="0.3533" calcext:value-type="float">
            <text:p>0.3533</text:p>
          </table:table-cell>
          <table:table-cell/>
          <table:table-cell table:formula="of:=[.A9]*25.4" office:value-type="float" office:value="18.92808" calcext:value-type="float">
            <text:p>18.92808</text:p>
          </table:table-cell>
          <table:table-cell table:formula="of:=[.B9]*25.4" office:value-type="float" office:value="8.97382" calcext:value-type="float">
            <text:p>8.97382</text:p>
          </table:table-cell>
          <table:table-cell table:formula="of:=[.D9]*1.8" office:value-type="float" office:value="34.070544" calcext:value-type="float">
            <text:p>34.070544</text:p>
          </table:table-cell>
          <table:table-cell table:formula="of:=[.E9]*1.8" office:value-type="float" office:value="16.152876" calcext:value-type="float">
            <text:p>16.15287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0.9396" calcext:value-type="float">
            <text:p>0.9396</text:p>
          </table:table-cell>
          <table:table-cell office:value-type="float" office:value="0.3707" calcext:value-type="float">
            <text:p>0.3707</text:p>
          </table:table-cell>
          <table:table-cell/>
          <table:table-cell table:formula="of:=[.A10]*25.4" office:value-type="float" office:value="23.86584" calcext:value-type="float">
            <text:p>23.86584</text:p>
          </table:table-cell>
          <table:table-cell table:formula="of:=[.B10]*25.4" office:value-type="float" office:value="9.41578" calcext:value-type="float">
            <text:p>9.41578</text:p>
          </table:table-cell>
          <table:table-cell table:formula="of:=[.D10]*1.8" office:value-type="float" office:value="42.958512" calcext:value-type="float">
            <text:p>42.958512</text:p>
          </table:table-cell>
          <table:table-cell table:formula="of:=[.E10]*1.8" office:value-type="float" office:value="16.948404" calcext:value-type="float">
            <text:p>16.94840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1.1432" calcext:value-type="float">
            <text:p>1.1432</text:p>
          </table:table-cell>
          <table:table-cell office:value-type="float" office:value="0.3928" calcext:value-type="float">
            <text:p>0.3928</text:p>
          </table:table-cell>
          <table:table-cell/>
          <table:table-cell table:formula="of:=[.A11]*25.4" office:value-type="float" office:value="29.03728" calcext:value-type="float">
            <text:p>29.03728</text:p>
          </table:table-cell>
          <table:table-cell table:formula="of:=[.B11]*25.4" office:value-type="float" office:value="9.97712" calcext:value-type="float">
            <text:p>9.97712</text:p>
          </table:table-cell>
          <table:table-cell table:formula="of:=[.D11]*1.8" office:value-type="float" office:value="52.267104" calcext:value-type="float">
            <text:p>52.267104</text:p>
          </table:table-cell>
          <table:table-cell table:formula="of:=[.E11]*1.8" office:value-type="float" office:value="17.958816" calcext:value-type="float">
            <text:p>17.9588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1.4386" calcext:value-type="float">
            <text:p>1.4386</text:p>
          </table:table-cell>
          <table:table-cell office:value-type="float" office:value="0.4156" calcext:value-type="float">
            <text:p>0.4156</text:p>
          </table:table-cell>
          <table:table-cell/>
          <table:table-cell table:formula="of:=[.A12]*25.4" office:value-type="float" office:value="36.54044" calcext:value-type="float">
            <text:p>36.54044</text:p>
          </table:table-cell>
          <table:table-cell table:formula="of:=[.B12]*25.4" office:value-type="float" office:value="10.55624" calcext:value-type="float">
            <text:p>10.55624</text:p>
          </table:table-cell>
          <table:table-cell table:formula="of:=[.D12]*1.8" office:value-type="float" office:value="65.772792" calcext:value-type="float">
            <text:p>65.772792</text:p>
          </table:table-cell>
          <table:table-cell table:formula="of:=[.E12]*1.8" office:value-type="float" office:value="19.001232" calcext:value-type="float">
            <text:p>19.00123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1.7226" calcext:value-type="float">
            <text:p>1.7226</text:p>
          </table:table-cell>
          <table:table-cell office:value-type="float" office:value="0.4369" calcext:value-type="float">
            <text:p>0.4369</text:p>
          </table:table-cell>
          <table:table-cell/>
          <table:table-cell table:formula="of:=[.A13]*25.4" office:value-type="float" office:value="43.75404" calcext:value-type="float">
            <text:p>43.75404</text:p>
          </table:table-cell>
          <table:table-cell table:formula="of:=[.B13]*25.4" office:value-type="float" office:value="11.09726" calcext:value-type="float">
            <text:p>11.09726</text:p>
          </table:table-cell>
          <table:table-cell table:formula="of:=[.D13]*1.8" office:value-type="float" office:value="78.757272" calcext:value-type="float">
            <text:p>78.757272</text:p>
          </table:table-cell>
          <table:table-cell table:formula="of:=[.E13]*1.8" office:value-type="float" office:value="19.975068" calcext:value-type="float">
            <text:p>19.97506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2.0141" calcext:value-type="float">
            <text:p>2.0141</text:p>
          </table:table-cell>
          <table:table-cell office:value-type="float" office:value="0.4487" calcext:value-type="float">
            <text:p>0.4487</text:p>
          </table:table-cell>
          <table:table-cell/>
          <table:table-cell table:formula="of:=[.A14]*25.4" office:value-type="float" office:value="51.15814" calcext:value-type="float">
            <text:p>51.15814</text:p>
          </table:table-cell>
          <table:table-cell table:formula="of:=[.B14]*25.4" office:value-type="float" office:value="11.39698" calcext:value-type="float">
            <text:p>11.39698</text:p>
          </table:table-cell>
          <table:table-cell table:formula="of:=[.D14]*1.8" office:value-type="float" office:value="92.084652" calcext:value-type="float">
            <text:p>92.084652</text:p>
          </table:table-cell>
          <table:table-cell table:formula="of:=[.E14]*1.8" office:value-type="float" office:value="20.514564" calcext:value-type="float">
            <text:p>20.51456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2.3054" calcext:value-type="float">
            <text:p>2.3054</text:p>
          </table:table-cell>
          <table:table-cell office:value-type="float" office:value="0.4605" calcext:value-type="float">
            <text:p>0.4605</text:p>
          </table:table-cell>
          <table:table-cell/>
          <table:table-cell table:formula="of:=[.A15]*25.4" office:value-type="float" office:value="58.55716" calcext:value-type="float">
            <text:p>58.55716</text:p>
          </table:table-cell>
          <table:table-cell table:formula="of:=[.B15]*25.4" office:value-type="float" office:value="11.6967" calcext:value-type="float">
            <text:p>11.6967</text:p>
          </table:table-cell>
          <table:table-cell table:formula="of:=[.D15]*1.8" office:value-type="float" office:value="105.402888" calcext:value-type="float">
            <text:p>105.402888</text:p>
          </table:table-cell>
          <table:table-cell table:formula="of:=[.E15]*1.8" office:value-type="float" office:value="21.05406" calcext:value-type="float">
            <text:p>21.0540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2.6253" calcext:value-type="float">
            <text:p>2.6253</text:p>
          </table:table-cell>
          <table:table-cell office:value-type="float" office:value="0.4689" calcext:value-type="float">
            <text:p>0.4689</text:p>
          </table:table-cell>
          <table:table-cell/>
          <table:table-cell table:formula="of:=[.A16]*25.4" office:value-type="float" office:value="66.68262" calcext:value-type="float">
            <text:p>66.68262</text:p>
          </table:table-cell>
          <table:table-cell table:formula="of:=[.B16]*25.4" office:value-type="float" office:value="11.91006" calcext:value-type="float">
            <text:p>11.91006</text:p>
          </table:table-cell>
          <table:table-cell table:formula="of:=[.D16]*1.8" office:value-type="float" office:value="120.028716" calcext:value-type="float">
            <text:p>120.028716</text:p>
          </table:table-cell>
          <table:table-cell table:formula="of:=[.E16]*1.8" office:value-type="float" office:value="21.438108" calcext:value-type="float">
            <text:p>21.43810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2.9731" calcext:value-type="float">
            <text:p>2.9731</text:p>
          </table:table-cell>
          <table:table-cell office:value-type="float" office:value="0.4713" calcext:value-type="float">
            <text:p>0.4713</text:p>
          </table:table-cell>
          <table:table-cell/>
          <table:table-cell table:formula="of:=[.A17]*25.4" office:value-type="float" office:value="75.51674" calcext:value-type="float">
            <text:p>75.51674</text:p>
          </table:table-cell>
          <table:table-cell table:formula="of:=[.B17]*25.4" office:value-type="float" office:value="11.97102" calcext:value-type="float">
            <text:p>11.97102</text:p>
          </table:table-cell>
          <table:table-cell table:formula="of:=[.D17]*1.8" office:value-type="float" office:value="135.930132" calcext:value-type="float">
            <text:p>135.930132</text:p>
          </table:table-cell>
          <table:table-cell table:formula="of:=[.E17]*1.8" office:value-type="float" office:value="21.547836" calcext:value-type="float">
            <text:p>21.54783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3.3489" calcext:value-type="float">
            <text:p>3.3489</text:p>
          </table:table-cell>
          <table:table-cell office:value-type="float" office:value="0.4675" calcext:value-type="float">
            <text:p>0.4675</text:p>
          </table:table-cell>
          <table:table-cell/>
          <table:table-cell table:formula="of:=[.A18]*25.4" office:value-type="float" office:value="85.06206" calcext:value-type="float">
            <text:p>85.06206</text:p>
          </table:table-cell>
          <table:table-cell table:formula="of:=[.B18]*25.4" office:value-type="float" office:value="11.8745" calcext:value-type="float">
            <text:p>11.8745</text:p>
          </table:table-cell>
          <table:table-cell table:formula="of:=[.D18]*1.8" office:value-type="float" office:value="153.111708" calcext:value-type="float">
            <text:p>153.111708</text:p>
          </table:table-cell>
          <table:table-cell table:formula="of:=[.E18]*1.8" office:value-type="float" office:value="21.3741" calcext:value-type="float">
            <text:p>21.37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3.6983" calcext:value-type="float">
            <text:p>3.6983</text:p>
          </table:table-cell>
          <table:table-cell office:value-type="float" office:value="0.4582" calcext:value-type="float">
            <text:p>0.4582</text:p>
          </table:table-cell>
          <table:table-cell/>
          <table:table-cell table:formula="of:=[.A19]*25.4" office:value-type="float" office:value="93.93682" calcext:value-type="float">
            <text:p>93.93682</text:p>
          </table:table-cell>
          <table:table-cell table:formula="of:=[.B19]*25.4" office:value-type="float" office:value="11.63828" calcext:value-type="float">
            <text:p>11.63828</text:p>
          </table:table-cell>
          <table:table-cell table:formula="of:=[.D19]*1.8" office:value-type="float" office:value="169.086276" calcext:value-type="float">
            <text:p>169.086276</text:p>
          </table:table-cell>
          <table:table-cell table:formula="of:=[.E19]*1.8" office:value-type="float" office:value="20.948904" calcext:value-type="float">
            <text:p>20.94890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4.0618" calcext:value-type="float">
            <text:p>4.0618</text:p>
          </table:table-cell>
          <table:table-cell office:value-type="float" office:value="0.4472" calcext:value-type="float">
            <text:p>0.4472</text:p>
          </table:table-cell>
          <table:table-cell/>
          <table:table-cell table:formula="of:=[.A20]*25.4" office:value-type="float" office:value="103.16972" calcext:value-type="float">
            <text:p>103.16972</text:p>
          </table:table-cell>
          <table:table-cell table:formula="of:=[.B20]*25.4" office:value-type="float" office:value="11.35888" calcext:value-type="float">
            <text:p>11.35888</text:p>
          </table:table-cell>
          <table:table-cell table:formula="of:=[.D20]*1.8" office:value-type="float" office:value="185.705496" calcext:value-type="float">
            <text:p>185.705496</text:p>
          </table:table-cell>
          <table:table-cell table:formula="of:=[.E20]*1.8" office:value-type="float" office:value="20.445984" calcext:value-type="float">
            <text:p>20.44598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4.3617" calcext:value-type="float">
            <text:p>4.3617</text:p>
          </table:table-cell>
          <table:table-cell office:value-type="float" office:value="0.4322" calcext:value-type="float">
            <text:p>0.4322</text:p>
          </table:table-cell>
          <table:table-cell/>
          <table:table-cell table:formula="of:=[.A21]*25.4" office:value-type="float" office:value="110.78718" calcext:value-type="float">
            <text:p>110.78718</text:p>
          </table:table-cell>
          <table:table-cell table:formula="of:=[.B21]*25.4" office:value-type="float" office:value="10.97788" calcext:value-type="float">
            <text:p>10.97788</text:p>
          </table:table-cell>
          <table:table-cell table:formula="of:=[.D21]*1.8" office:value-type="float" office:value="199.416924" calcext:value-type="float">
            <text:p>199.416924</text:p>
          </table:table-cell>
          <table:table-cell table:formula="of:=[.E21]*1.8" office:value-type="float" office:value="19.760184" calcext:value-type="float">
            <text:p>19.76018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4.7069" calcext:value-type="float">
            <text:p>4.7069</text:p>
          </table:table-cell>
          <table:table-cell office:value-type="float" office:value="0.4119" calcext:value-type="float">
            <text:p>0.4119</text:p>
          </table:table-cell>
          <table:table-cell/>
          <table:table-cell table:formula="of:=[.A22]*25.4" office:value-type="float" office:value="119.55526" calcext:value-type="float">
            <text:p>119.55526</text:p>
          </table:table-cell>
          <table:table-cell table:formula="of:=[.B22]*25.4" office:value-type="float" office:value="10.46226" calcext:value-type="float">
            <text:p>10.46226</text:p>
          </table:table-cell>
          <table:table-cell table:formula="of:=[.D22]*1.8" office:value-type="float" office:value="215.199468" calcext:value-type="float">
            <text:p>215.199468</text:p>
          </table:table-cell>
          <table:table-cell table:formula="of:=[.E22]*1.8" office:value-type="float" office:value="18.832068" calcext:value-type="float">
            <text:p>18.83206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5.0367" calcext:value-type="float">
            <text:p>5.0367</text:p>
          </table:table-cell>
          <table:table-cell office:value-type="float" office:value="0.3819" calcext:value-type="float">
            <text:p>0.3819</text:p>
          </table:table-cell>
          <table:table-cell/>
          <table:table-cell table:formula="of:=[.A23]*25.4" office:value-type="float" office:value="127.93218" calcext:value-type="float">
            <text:p>127.93218</text:p>
          </table:table-cell>
          <table:table-cell table:formula="of:=[.B23]*25.4" office:value-type="float" office:value="9.70026" calcext:value-type="float">
            <text:p>9.70026</text:p>
          </table:table-cell>
          <table:table-cell table:formula="of:=[.D23]*1.8" office:value-type="float" office:value="230.277924" calcext:value-type="float">
            <text:p>230.277924</text:p>
          </table:table-cell>
          <table:table-cell table:formula="of:=[.E23]*1.8" office:value-type="float" office:value="17.460468" calcext:value-type="float">
            <text:p>17.46046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5.3003" calcext:value-type="float">
            <text:p>5.3003</text:p>
          </table:table-cell>
          <table:table-cell office:value-type="float" office:value="0.3511" calcext:value-type="float">
            <text:p>0.3511</text:p>
          </table:table-cell>
          <table:table-cell/>
          <table:table-cell table:formula="of:=[.A24]*25.4" office:value-type="float" office:value="134.62762" calcext:value-type="float">
            <text:p>134.62762</text:p>
          </table:table-cell>
          <table:table-cell table:formula="of:=[.B24]*25.4" office:value-type="float" office:value="8.91794" calcext:value-type="float">
            <text:p>8.91794</text:p>
          </table:table-cell>
          <table:table-cell table:formula="of:=[.D24]*1.8" office:value-type="float" office:value="242.329716" calcext:value-type="float">
            <text:p>242.329716</text:p>
          </table:table-cell>
          <table:table-cell table:formula="of:=[.E24]*1.8" office:value-type="float" office:value="16.052292" calcext:value-type="float">
            <text:p>16.05229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5.5069" calcext:value-type="float">
            <text:p>5.5069</text:p>
          </table:table-cell>
          <table:table-cell office:value-type="float" office:value="0.324" calcext:value-type="float">
            <text:p>0.324</text:p>
          </table:table-cell>
          <table:table-cell/>
          <table:table-cell table:formula="of:=[.A25]*25.4" office:value-type="float" office:value="139.87526" calcext:value-type="float">
            <text:p>139.87526</text:p>
          </table:table-cell>
          <table:table-cell table:formula="of:=[.B25]*25.4" office:value-type="float" office:value="8.2296" calcext:value-type="float">
            <text:p>8.2296</text:p>
          </table:table-cell>
          <table:table-cell table:formula="of:=[.D25]*1.8" office:value-type="float" office:value="251.775468" calcext:value-type="float">
            <text:p>251.775468</text:p>
          </table:table-cell>
          <table:table-cell table:formula="of:=[.E25]*1.8" office:value-type="float" office:value="14.81328" calcext:value-type="float">
            <text:p>14.8132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5.7296" calcext:value-type="float">
            <text:p>5.7296</text:p>
          </table:table-cell>
          <table:table-cell office:value-type="float" office:value="0.2865" calcext:value-type="float">
            <text:p>0.2865</text:p>
          </table:table-cell>
          <table:table-cell/>
          <table:table-cell table:formula="of:=[.A26]*25.4" office:value-type="float" office:value="145.53184" calcext:value-type="float">
            <text:p>145.53184</text:p>
          </table:table-cell>
          <table:table-cell table:formula="of:=[.B26]*25.4" office:value-type="float" office:value="7.2771" calcext:value-type="float">
            <text:p>7.2771</text:p>
          </table:table-cell>
          <table:table-cell table:formula="of:=[.D26]*1.8" office:value-type="float" office:value="261.957312" calcext:value-type="float">
            <text:p>261.957312</text:p>
          </table:table-cell>
          <table:table-cell table:formula="of:=[.E26]*1.8" office:value-type="float" office:value="13.09878" calcext:value-type="float">
            <text:p>13.0987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5.9179" calcext:value-type="float">
            <text:p>5.9179</text:p>
          </table:table-cell>
          <table:table-cell office:value-type="float" office:value="0.2501" calcext:value-type="float">
            <text:p>0.2501</text:p>
          </table:table-cell>
          <table:table-cell/>
          <table:table-cell table:formula="of:=[.A27]*25.4" office:value-type="float" office:value="150.31466" calcext:value-type="float">
            <text:p>150.31466</text:p>
          </table:table-cell>
          <table:table-cell table:formula="of:=[.B27]*25.4" office:value-type="float" office:value="6.35254" calcext:value-type="float">
            <text:p>6.35254</text:p>
          </table:table-cell>
          <table:table-cell table:formula="of:=[.D27]*1.8" office:value-type="float" office:value="270.566388" calcext:value-type="float">
            <text:p>270.566388</text:p>
          </table:table-cell>
          <table:table-cell table:formula="of:=[.E27]*1.8" office:value-type="float" office:value="11.434572" calcext:value-type="float">
            <text:p>11.43457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6.0977" calcext:value-type="float">
            <text:p>6.0977</text:p>
          </table:table-cell>
          <table:table-cell office:value-type="float" office:value="0.2147" calcext:value-type="float">
            <text:p>0.2147</text:p>
          </table:table-cell>
          <table:table-cell/>
          <table:table-cell table:formula="of:=[.A28]*25.4" office:value-type="float" office:value="154.88158" calcext:value-type="float">
            <text:p>154.88158</text:p>
          </table:table-cell>
          <table:table-cell table:formula="of:=[.B28]*25.4" office:value-type="float" office:value="5.45338" calcext:value-type="float">
            <text:p>5.45338</text:p>
          </table:table-cell>
          <table:table-cell table:formula="of:=[.D28]*1.8" office:value-type="float" office:value="278.786844" calcext:value-type="float">
            <text:p>278.786844</text:p>
          </table:table-cell>
          <table:table-cell table:formula="of:=[.E28]*1.8" office:value-type="float" office:value="9.816084" calcext:value-type="float">
            <text:p>9.81608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6.3247" calcext:value-type="float">
            <text:p>6.3247</text:p>
          </table:table-cell>
          <table:table-cell office:value-type="float" office:value="0.1652" calcext:value-type="float">
            <text:p>0.1652</text:p>
          </table:table-cell>
          <table:table-cell/>
          <table:table-cell table:formula="of:=[.A29]*25.4" office:value-type="float" office:value="160.64738" calcext:value-type="float">
            <text:p>160.64738</text:p>
          </table:table-cell>
          <table:table-cell table:formula="of:=[.B29]*25.4" office:value-type="float" office:value="4.19608" calcext:value-type="float">
            <text:p>4.19608</text:p>
          </table:table-cell>
          <table:table-cell table:formula="of:=[.D29]*1.8" office:value-type="float" office:value="289.165284" calcext:value-type="float">
            <text:p>289.165284</text:p>
          </table:table-cell>
          <table:table-cell table:formula="of:=[.E29]*1.8" office:value-type="float" office:value="7.552944" calcext:value-type="float">
            <text:p>7.55294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6.2154" calcext:value-type="float">
            <text:p>6.2154</text:p>
          </table:table-cell>
          <table:table-cell office:value-type="float" office:value="0.1895" calcext:value-type="float">
            <text:p>0.1895</text:p>
          </table:table-cell>
          <table:table-cell/>
          <table:table-cell table:formula="of:=[.A30]*25.4" office:value-type="float" office:value="157.87116" calcext:value-type="float">
            <text:p>157.87116</text:p>
          </table:table-cell>
          <table:table-cell table:formula="of:=[.B30]*25.4" office:value-type="float" office:value="4.8133" calcext:value-type="float">
            <text:p>4.8133</text:p>
          </table:table-cell>
          <table:table-cell table:formula="of:=[.D30]*1.8" office:value-type="float" office:value="284.168088" calcext:value-type="float">
            <text:p>284.168088</text:p>
          </table:table-cell>
          <table:table-cell table:formula="of:=[.E30]*1.8" office:value-type="float" office:value="8.66394" calcext:value-type="float">
            <text:p>8.6639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6.4667" calcext:value-type="float">
            <text:p>6.4667</text:p>
          </table:table-cell>
          <table:table-cell office:value-type="float" office:value="0.1256" calcext:value-type="float">
            <text:p>0.1256</text:p>
          </table:table-cell>
          <table:table-cell/>
          <table:table-cell table:formula="of:=[.A31]*25.4" office:value-type="float" office:value="164.25418" calcext:value-type="float">
            <text:p>164.25418</text:p>
          </table:table-cell>
          <table:table-cell table:formula="of:=[.B31]*25.4" office:value-type="float" office:value="3.19024" calcext:value-type="float">
            <text:p>3.19024</text:p>
          </table:table-cell>
          <table:table-cell table:formula="of:=[.D31]*1.8" office:value-type="float" office:value="295.657524" calcext:value-type="float">
            <text:p>295.657524</text:p>
          </table:table-cell>
          <table:table-cell table:formula="of:=[.E31]*1.8" office:value-type="float" office:value="5.742432" calcext:value-type="float">
            <text:p>5.74243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6.6213" calcext:value-type="float">
            <text:p>6.6213</text:p>
          </table:table-cell>
          <table:table-cell office:value-type="float" office:value="0.0961" calcext:value-type="float">
            <text:p>0.0961</text:p>
          </table:table-cell>
          <table:table-cell/>
          <table:table-cell table:formula="of:=[.A32]*25.4" office:value-type="float" office:value="168.18102" calcext:value-type="float">
            <text:p>168.18102</text:p>
          </table:table-cell>
          <table:table-cell table:formula="of:=[.B32]*25.4" office:value-type="float" office:value="2.44094" calcext:value-type="float">
            <text:p>2.44094</text:p>
          </table:table-cell>
          <table:table-cell table:formula="of:=[.D32]*1.8" office:value-type="float" office:value="302.725836" calcext:value-type="float">
            <text:p>302.725836</text:p>
          </table:table-cell>
          <table:table-cell table:formula="of:=[.E32]*1.8" office:value-type="float" office:value="4.393692" calcext:value-type="float">
            <text:p>4.39369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6.8218" calcext:value-type="float">
            <text:p>6.8218</text:p>
          </table:table-cell>
          <table:table-cell office:value-type="float" office:value="0.0669" calcext:value-type="float">
            <text:p>0.0669</text:p>
          </table:table-cell>
          <table:table-cell/>
          <table:table-cell table:formula="of:=[.A33]*25.4" office:value-type="float" office:value="173.27372" calcext:value-type="float">
            <text:p>173.27372</text:p>
          </table:table-cell>
          <table:table-cell table:formula="of:=[.B33]*25.4" office:value-type="float" office:value="1.69926" calcext:value-type="float">
            <text:p>1.69926</text:p>
          </table:table-cell>
          <table:table-cell table:formula="of:=[.D33]*1.8" office:value-type="float" office:value="311.892696" calcext:value-type="float">
            <text:p>311.892696</text:p>
          </table:table-cell>
          <table:table-cell table:formula="of:=[.E33]*1.8" office:value-type="float" office:value="3.058668" calcext:value-type="float">
            <text:p>3.05866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6.9583" calcext:value-type="float">
            <text:p>6.9583</text:p>
          </table:table-cell>
          <table:table-cell office:value-type="float" office:value="0.0538" calcext:value-type="float">
            <text:p>0.0538</text:p>
          </table:table-cell>
          <table:table-cell/>
          <table:table-cell table:formula="of:=[.A34]*25.4" office:value-type="float" office:value="176.74082" calcext:value-type="float">
            <text:p>176.74082</text:p>
          </table:table-cell>
          <table:table-cell table:formula="of:=[.B34]*25.4" office:value-type="float" office:value="1.36652" calcext:value-type="float">
            <text:p>1.36652</text:p>
          </table:table-cell>
          <table:table-cell table:formula="of:=[.D34]*1.8" office:value-type="float" office:value="318.133476" calcext:value-type="float">
            <text:p>318.133476</text:p>
          </table:table-cell>
          <table:table-cell table:formula="of:=[.E34]*1.8" office:value-type="float" office:value="2.459736" calcext:value-type="float">
            <text:p>2.45973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7.0766" calcext:value-type="float">
            <text:p>7.0766</text:p>
          </table:table-cell>
          <table:table-cell office:value-type="float" office:value="0.0457" calcext:value-type="float">
            <text:p>0.0457</text:p>
          </table:table-cell>
          <table:table-cell/>
          <table:table-cell table:formula="of:=[.A35]*25.4" office:value-type="float" office:value="179.74564" calcext:value-type="float">
            <text:p>179.74564</text:p>
          </table:table-cell>
          <table:table-cell table:formula="of:=[.B35]*25.4" office:value-type="float" office:value="1.16078" calcext:value-type="float">
            <text:p>1.16078</text:p>
          </table:table-cell>
          <table:table-cell table:formula="of:=[.D35]*1.8" office:value-type="float" office:value="323.542152" calcext:value-type="float">
            <text:p>323.542152</text:p>
          </table:table-cell>
          <table:table-cell table:formula="of:=[.E35]*1.8" office:value-type="float" office:value="2.089404" calcext:value-type="float">
            <text:p>2.08940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7.1556" calcext:value-type="float">
            <text:p>7.1556</text:p>
          </table:table-cell>
          <table:table-cell office:value-type="float" office:value="0.0335" calcext:value-type="float">
            <text:p>0.0335</text:p>
          </table:table-cell>
          <table:table-cell/>
          <table:table-cell table:formula="of:=[.A36]*25.4" office:value-type="float" office:value="181.75224" calcext:value-type="float">
            <text:p>181.75224</text:p>
          </table:table-cell>
          <table:table-cell table:formula="of:=[.B36]*25.4" office:value-type="float" office:value="0.8509" calcext:value-type="float">
            <text:p>0.8509</text:p>
          </table:table-cell>
          <table:table-cell table:formula="of:=[.D36]*1.8" office:value-type="float" office:value="327.154032" calcext:value-type="float">
            <text:p>327.154032</text:p>
          </table:table-cell>
          <table:table-cell table:formula="of:=[.E36]*1.8" office:value-type="float" office:value="1.53162" calcext:value-type="float">
            <text:p>1.5316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7.2117" calcext:value-type="float">
            <text:p>7.2117</text:p>
          </table:table-cell>
          <table:table-cell office:value-type="float" office:value="0.0212" calcext:value-type="float">
            <text:p>0.0212</text:p>
          </table:table-cell>
          <table:table-cell/>
          <table:table-cell table:formula="of:=[.A37]*25.4" office:value-type="float" office:value="183.17718" calcext:value-type="float">
            <text:p>183.17718</text:p>
          </table:table-cell>
          <table:table-cell table:formula="of:=[.B37]*25.4" office:value-type="float" office:value="0.53848" calcext:value-type="float">
            <text:p>0.53848</text:p>
          </table:table-cell>
          <table:table-cell table:formula="of:=[.D37]*1.8" office:value-type="float" office:value="329.718924" calcext:value-type="float">
            <text:p>329.718924</text:p>
          </table:table-cell>
          <table:table-cell table:formula="of:=[.E37]*1.8" office:value-type="float" office:value="0.969264" calcext:value-type="float">
            <text:p>0.96926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7.234" calcext:value-type="float">
            <text:p>7.234</text:p>
          </table:table-cell>
          <table:table-cell table:style-name="ce3" office:value-type="float" office:value="0" calcext:value-type="float">
            <text:p>0.00E+00</text:p>
          </table:table-cell>
          <table:table-cell/>
          <table:table-cell table:style-name="ce6" table:formula="of:=[.A38]*25.4" office:value-type="float" office:value="183.7436" calcext:value-type="float">
            <text:p>183.7436</text:p>
          </table:table-cell>
          <table:table-cell table:formula="of:=[.B38]*25.4" office:value-type="float" office:value="0" calcext:value-type="float">
            <text:p>0</text:p>
          </table:table-cell>
          <table:table-cell table:formula="of:=[.D38]*1.8" office:value-type="float" office:value="330.73848" calcext:value-type="float">
            <text:p>330.73848</text:p>
          </table:table-cell>
          <table:table-cell table:formula="of:=[.E38]*1.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7.2182" calcext:value-type="float">
            <text:p>7.2182</text:p>
          </table:table-cell>
          <table:table-cell office:value-type="float" office:value="-0.0226" calcext:value-type="float">
            <text:p>-0.0226</text:p>
          </table:table-cell>
          <table:table-cell/>
          <table:table-cell table:formula="of:=[.A39]*25.4" office:value-type="float" office:value="183.34228" calcext:value-type="float">
            <text:p>183.34228</text:p>
          </table:table-cell>
          <table:table-cell table:formula="of:=[.B39]*25.4" office:value-type="float" office:value="-0.57404" calcext:value-type="float">
            <text:p>-0.57404</text:p>
          </table:table-cell>
          <table:table-cell table:formula="of:=[.D39]*1.8" office:value-type="float" office:value="330.016104" calcext:value-type="float">
            <text:p>330.016104</text:p>
          </table:table-cell>
          <table:table-cell table:formula="of:=[.E39]*1.8" office:value-type="float" office:value="-1.033272" calcext:value-type="float">
            <text:p>-1.03327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6"/>
          <table:table-cell table:number-columns-repeated="1013"/>
        </table:table-row>
        <table:table-row table:style-name="ro3">
          <table:table-cell office:value-type="float" office:value="7.1893" calcext:value-type="float">
            <text:p>7.1893</text:p>
          </table:table-cell>
          <table:table-cell office:value-type="float" office:value="-0.0364" calcext:value-type="float">
            <text:p>-0.0364</text:p>
          </table:table-cell>
          <table:table-cell/>
          <table:table-cell table:formula="of:=[.A40]*25.4" office:value-type="float" office:value="182.60822" calcext:value-type="float">
            <text:p>182.60822</text:p>
          </table:table-cell>
          <table:table-cell table:formula="of:=[.B40]*25.4" office:value-type="float" office:value="-0.92456" calcext:value-type="float">
            <text:p>-0.92456</text:p>
          </table:table-cell>
          <table:table-cell table:formula="of:=[.D40]*1.8" office:value-type="float" office:value="328.694796" calcext:value-type="float">
            <text:p>328.694796</text:p>
          </table:table-cell>
          <table:table-cell table:formula="of:=[.E40]*1.8" office:value-type="float" office:value="-1.664208" calcext:value-type="float">
            <text:p>-1.664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7.1452" calcext:value-type="float">
            <text:p>7.1452</text:p>
          </table:table-cell>
          <table:table-cell office:value-type="float" office:value="-0.0456" calcext:value-type="float">
            <text:p>-0.0456</text:p>
          </table:table-cell>
          <table:table-cell/>
          <table:table-cell table:formula="of:=[.A41]*25.4" office:value-type="float" office:value="181.48808" calcext:value-type="float">
            <text:p>181.48808</text:p>
          </table:table-cell>
          <table:table-cell table:formula="of:=[.B41]*25.4" office:value-type="float" office:value="-1.15824" calcext:value-type="float">
            <text:p>-1.15824</text:p>
          </table:table-cell>
          <table:table-cell table:formula="of:=[.D41]*1.8" office:value-type="float" office:value="326.678544" calcext:value-type="float">
            <text:p>326.678544</text:p>
          </table:table-cell>
          <table:table-cell table:formula="of:=[.E41]*1.8" office:value-type="float" office:value="-2.084832" calcext:value-type="float">
            <text:p>-2.08483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7.1002" calcext:value-type="float">
            <text:p>7.1002</text:p>
          </table:table-cell>
          <table:table-cell office:value-type="float" office:value="-0.0504" calcext:value-type="float">
            <text:p>-0.0504</text:p>
          </table:table-cell>
          <table:table-cell/>
          <table:table-cell table:formula="of:=[.A42]*25.4" office:value-type="float" office:value="180.34508" calcext:value-type="float">
            <text:p>180.34508</text:p>
          </table:table-cell>
          <table:table-cell table:formula="of:=[.B42]*25.4" office:value-type="float" office:value="-1.28016" calcext:value-type="float">
            <text:p>-1.28016</text:p>
          </table:table-cell>
          <table:table-cell table:formula="of:=[.D42]*1.8" office:value-type="float" office:value="324.621144" calcext:value-type="float">
            <text:p>324.621144</text:p>
          </table:table-cell>
          <table:table-cell table:formula="of:=[.E42]*1.8" office:value-type="float" office:value="-2.304288" calcext:value-type="float">
            <text:p>-2.30428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6.9864" calcext:value-type="float">
            <text:p>6.9864</text:p>
          </table:table-cell>
          <table:table-cell office:value-type="float" office:value="-0.0528" calcext:value-type="float">
            <text:p>-0.0528</text:p>
          </table:table-cell>
          <table:table-cell/>
          <table:table-cell table:formula="of:=[.A43]*25.4" office:value-type="float" office:value="177.45456" calcext:value-type="float">
            <text:p>177.45456</text:p>
          </table:table-cell>
          <table:table-cell table:formula="of:=[.B43]*25.4" office:value-type="float" office:value="-1.34112" calcext:value-type="float">
            <text:p>-1.34112</text:p>
          </table:table-cell>
          <table:table-cell table:formula="of:=[.D43]*1.8" office:value-type="float" office:value="319.418208" calcext:value-type="float">
            <text:p>319.418208</text:p>
          </table:table-cell>
          <table:table-cell table:formula="of:=[.E43]*1.8" office:value-type="float" office:value="-2.414016" calcext:value-type="float">
            <text:p>-2.4140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6.8344" calcext:value-type="float">
            <text:p>6.8344</text:p>
          </table:table-cell>
          <table:table-cell office:value-type="float" office:value="-0.0637" calcext:value-type="float">
            <text:p>-0.0637</text:p>
          </table:table-cell>
          <table:table-cell/>
          <table:table-cell table:formula="of:=[.A44]*25.4" office:value-type="float" office:value="173.59376" calcext:value-type="float">
            <text:p>173.59376</text:p>
          </table:table-cell>
          <table:table-cell table:formula="of:=[.B44]*25.4" office:value-type="float" office:value="-1.61798" calcext:value-type="float">
            <text:p>-1.61798</text:p>
          </table:table-cell>
          <table:table-cell table:formula="of:=[.D44]*1.8" office:value-type="float" office:value="312.468768" calcext:value-type="float">
            <text:p>312.468768</text:p>
          </table:table-cell>
          <table:table-cell table:formula="of:=[.E44]*1.8" office:value-type="float" office:value="-2.912364" calcext:value-type="float">
            <text:p>-2.91236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6.6413" calcext:value-type="float">
            <text:p>6.6413</text:p>
          </table:table-cell>
          <table:table-cell office:value-type="float" office:value="-0.0698" calcext:value-type="float">
            <text:p>-0.0698</text:p>
          </table:table-cell>
          <table:table-cell/>
          <table:table-cell table:formula="of:=[.A45]*25.4" office:value-type="float" office:value="168.68902" calcext:value-type="float">
            <text:p>168.68902</text:p>
          </table:table-cell>
          <table:table-cell table:formula="of:=[.B45]*25.4" office:value-type="float" office:value="-1.77292" calcext:value-type="float">
            <text:p>-1.77292</text:p>
          </table:table-cell>
          <table:table-cell table:formula="of:=[.D45]*1.8" office:value-type="float" office:value="303.640236" calcext:value-type="float">
            <text:p>303.640236</text:p>
          </table:table-cell>
          <table:table-cell table:formula="of:=[.E45]*1.8" office:value-type="float" office:value="-3.191256" calcext:value-type="float">
            <text:p>-3.191256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6.4732" calcext:value-type="float">
            <text:p>6.4732</text:p>
          </table:table-cell>
          <table:table-cell office:value-type="float" office:value="-0.0702" calcext:value-type="float">
            <text:p>-0.0702</text:p>
          </table:table-cell>
          <table:table-cell/>
          <table:table-cell table:formula="of:=[.A46]*25.4" office:value-type="float" office:value="164.41928" calcext:value-type="float">
            <text:p>164.41928</text:p>
          </table:table-cell>
          <table:table-cell table:formula="of:=[.B46]*25.4" office:value-type="float" office:value="-1.78308" calcext:value-type="float">
            <text:p>-1.78308</text:p>
          </table:table-cell>
          <table:table-cell table:formula="of:=[.D46]*1.8" office:value-type="float" office:value="295.954704" calcext:value-type="float">
            <text:p>295.954704</text:p>
          </table:table-cell>
          <table:table-cell table:formula="of:=[.E46]*1.8" office:value-type="float" office:value="-3.209544" calcext:value-type="float">
            <text:p>-3.209544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6.293" calcext:value-type="float">
            <text:p>6.293</text:p>
          </table:table-cell>
          <table:table-cell office:value-type="float" office:value="-0.0635" calcext:value-type="float">
            <text:p>-0.0635</text:p>
          </table:table-cell>
          <table:table-cell/>
          <table:table-cell table:formula="of:=[.A47]*25.4" office:value-type="float" office:value="159.8422" calcext:value-type="float">
            <text:p>159.8422</text:p>
          </table:table-cell>
          <table:table-cell table:formula="of:=[.B47]*25.4" office:value-type="float" office:value="-1.6129" calcext:value-type="float">
            <text:p>-1.6129</text:p>
          </table:table-cell>
          <table:table-cell table:formula="of:=[.D47]*1.8" office:value-type="float" office:value="287.71596" calcext:value-type="float">
            <text:p>287.71596</text:p>
          </table:table-cell>
          <table:table-cell table:formula="of:=[.E47]*1.8" office:value-type="float" office:value="-2.90322" calcext:value-type="float">
            <text:p>-2.9032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6.0999" calcext:value-type="float">
            <text:p>6.0999</text:p>
          </table:table-cell>
          <table:table-cell office:value-type="float" office:value="-0.0695" calcext:value-type="float">
            <text:p>-0.0695</text:p>
          </table:table-cell>
          <table:table-cell/>
          <table:table-cell table:formula="of:=[.A48]*25.4" office:value-type="float" office:value="154.93746" calcext:value-type="float">
            <text:p>154.93746</text:p>
          </table:table-cell>
          <table:table-cell table:formula="of:=[.B48]*25.4" office:value-type="float" office:value="-1.7653" calcext:value-type="float">
            <text:p>-1.7653</text:p>
          </table:table-cell>
          <table:table-cell table:formula="of:=[.D48]*1.8" office:value-type="float" office:value="278.887428" calcext:value-type="float">
            <text:p>278.887428</text:p>
          </table:table-cell>
          <table:table-cell table:formula="of:=[.E48]*1.8" office:value-type="float" office:value="-3.17754" calcext:value-type="float">
            <text:p>-3.1775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5.9238" calcext:value-type="float">
            <text:p>5.9238</text:p>
          </table:table-cell>
          <table:table-cell office:value-type="float" office:value="-0.0777" calcext:value-type="float">
            <text:p>-0.0777</text:p>
          </table:table-cell>
          <table:table-cell/>
          <table:table-cell table:formula="of:=[.A49]*25.4" office:value-type="float" office:value="150.46452" calcext:value-type="float">
            <text:p>150.46452</text:p>
          </table:table-cell>
          <table:table-cell table:formula="of:=[.B49]*25.4" office:value-type="float" office:value="-1.97358" calcext:value-type="float">
            <text:p>-1.97358</text:p>
          </table:table-cell>
          <table:table-cell table:formula="of:=[.D49]*1.8" office:value-type="float" office:value="270.836136" calcext:value-type="float">
            <text:p>270.836136</text:p>
          </table:table-cell>
          <table:table-cell table:formula="of:=[.E49]*1.8" office:value-type="float" office:value="-3.552444" calcext:value-type="float">
            <text:p>-3.552444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5.7816" calcext:value-type="float">
            <text:p>5.7816</text:p>
          </table:table-cell>
          <table:table-cell office:value-type="float" office:value="-0.0898" calcext:value-type="float">
            <text:p>-0.0898</text:p>
          </table:table-cell>
          <table:table-cell/>
          <table:table-cell table:formula="of:=[.A50]*25.4" office:value-type="float" office:value="146.85264" calcext:value-type="float">
            <text:p>146.85264</text:p>
          </table:table-cell>
          <table:table-cell table:formula="of:=[.B50]*25.4" office:value-type="float" office:value="-2.28092" calcext:value-type="float">
            <text:p>-2.28092</text:p>
          </table:table-cell>
          <table:table-cell table:formula="of:=[.D50]*1.8" office:value-type="float" office:value="264.334752" calcext:value-type="float">
            <text:p>264.334752</text:p>
          </table:table-cell>
          <table:table-cell table:formula="of:=[.E50]*1.8" office:value-type="float" office:value="-4.105656" calcext:value-type="float">
            <text:p>-4.105656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5.6421" calcext:value-type="float">
            <text:p>5.6421</text:p>
          </table:table-cell>
          <table:table-cell office:value-type="float" office:value="-0.105" calcext:value-type="float">
            <text:p>-0.105</text:p>
          </table:table-cell>
          <table:table-cell/>
          <table:table-cell table:formula="of:=[.A51]*25.4" office:value-type="float" office:value="143.30934" calcext:value-type="float">
            <text:p>143.30934</text:p>
          </table:table-cell>
          <table:table-cell table:formula="of:=[.B51]*25.4" office:value-type="float" office:value="-2.667" calcext:value-type="float">
            <text:p>-2.667</text:p>
          </table:table-cell>
          <table:table-cell table:formula="of:=[.D51]*1.8" office:value-type="float" office:value="257.956812" calcext:value-type="float">
            <text:p>257.956812</text:p>
          </table:table-cell>
          <table:table-cell table:formula="of:=[.E51]*1.8" office:value-type="float" office:value="-4.8006" calcext:value-type="float">
            <text:p>-4.800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5.491" calcext:value-type="float">
            <text:p>5.491</text:p>
          </table:table-cell>
          <table:table-cell office:value-type="float" office:value="-0.1189" calcext:value-type="float">
            <text:p>-0.1189</text:p>
          </table:table-cell>
          <table:table-cell/>
          <table:table-cell table:formula="of:=[.A52]*25.4" office:value-type="float" office:value="139.4714" calcext:value-type="float">
            <text:p>139.4714</text:p>
          </table:table-cell>
          <table:table-cell table:formula="of:=[.B52]*25.4" office:value-type="float" office:value="-3.02006" calcext:value-type="float">
            <text:p>-3.02006</text:p>
          </table:table-cell>
          <table:table-cell table:formula="of:=[.D52]*1.8" office:value-type="float" office:value="251.04852" calcext:value-type="float">
            <text:p>251.04852</text:p>
          </table:table-cell>
          <table:table-cell table:formula="of:=[.E52]*1.8" office:value-type="float" office:value="-5.436108" calcext:value-type="float">
            <text:p>-5.43610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5.3191" calcext:value-type="float">
            <text:p>5.3191</text:p>
          </table:table-cell>
          <table:table-cell office:value-type="float" office:value="-0.1418" calcext:value-type="float">
            <text:p>-0.1418</text:p>
          </table:table-cell>
          <table:table-cell/>
          <table:table-cell table:formula="of:=[.A53]*25.4" office:value-type="float" office:value="135.10514" calcext:value-type="float">
            <text:p>135.10514</text:p>
          </table:table-cell>
          <table:table-cell table:formula="of:=[.B53]*25.4" office:value-type="float" office:value="-3.60172" calcext:value-type="float">
            <text:p>-3.60172</text:p>
          </table:table-cell>
          <table:table-cell table:formula="of:=[.D53]*1.8" office:value-type="float" office:value="243.189252" calcext:value-type="float">
            <text:p>243.189252</text:p>
          </table:table-cell>
          <table:table-cell table:formula="of:=[.E53]*1.8" office:value-type="float" office:value="-6.483096" calcext:value-type="float">
            <text:p>-6.483096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5.1294" calcext:value-type="float">
            <text:p>5.1294</text:p>
          </table:table-cell>
          <table:table-cell office:value-type="float" office:value="-0.1684" calcext:value-type="float">
            <text:p>-0.1684</text:p>
          </table:table-cell>
          <table:table-cell/>
          <table:table-cell table:formula="of:=[.A54]*25.4" office:value-type="float" office:value="130.28676" calcext:value-type="float">
            <text:p>130.28676</text:p>
          </table:table-cell>
          <table:table-cell table:formula="of:=[.B54]*25.4" office:value-type="float" office:value="-4.27736" calcext:value-type="float">
            <text:p>-4.27736</text:p>
          </table:table-cell>
          <table:table-cell table:formula="of:=[.D54]*1.8" office:value-type="float" office:value="234.516168" calcext:value-type="float">
            <text:p>234.516168</text:p>
          </table:table-cell>
          <table:table-cell table:formula="of:=[.E54]*1.8" office:value-type="float" office:value="-7.699248" calcext:value-type="float">
            <text:p>-7.69924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office:value-type="float" office:value="4.9378" calcext:value-type="float">
            <text:p>4.9378</text:p>
          </table:table-cell>
          <table:table-cell office:value-type="float" office:value="-0.1861" calcext:value-type="float">
            <text:p>-0.1861</text:p>
          </table:table-cell>
          <table:table-cell/>
          <table:table-cell table:formula="of:=[.A55]*25.4" office:value-type="float" office:value="125.42012" calcext:value-type="float">
            <text:p>125.42012</text:p>
          </table:table-cell>
          <table:table-cell table:formula="of:=[.B55]*25.4" office:value-type="float" office:value="-4.72694" calcext:value-type="float">
            <text:p>-4.72694</text:p>
          </table:table-cell>
          <table:table-cell table:formula="of:=[.D55]*1.8" office:value-type="float" office:value="225.756216" calcext:value-type="float">
            <text:p>225.756216</text:p>
          </table:table-cell>
          <table:table-cell table:formula="of:=[.E55]*1.8" office:value-type="float" office:value="-8.508492" calcext:value-type="float">
            <text:p>-8.50849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([.D38]-[.D81])/2" office:value-type="float" office:value="91.71051" calcext:value-type="float">
            <text:p>91.71051</text:p>
          </table:table-cell>
          <table:table-cell table:number-columns-repeated="1013"/>
        </table:table-row>
        <table:table-row table:style-name="ro3">
          <table:table-cell office:value-type="float" office:value="4.7377" calcext:value-type="float">
            <text:p>4.7377</text:p>
          </table:table-cell>
          <table:table-cell office:value-type="float" office:value="-0.2029" calcext:value-type="float">
            <text:p>-0.2029</text:p>
          </table:table-cell>
          <table:table-cell/>
          <table:table-cell table:formula="of:=[.A56]*25.4" office:value-type="float" office:value="120.33758" calcext:value-type="float">
            <text:p>120.33758</text:p>
          </table:table-cell>
          <table:table-cell table:formula="of:=[.B56]*25.4" office:value-type="float" office:value="-5.15366" calcext:value-type="float">
            <text:p>-5.15366</text:p>
          </table:table-cell>
          <table:table-cell table:formula="of:=[.D56]*1.8" office:value-type="float" office:value="216.607644" calcext:value-type="float">
            <text:p>216.607644</text:p>
          </table:table-cell>
          <table:table-cell table:formula="of:=[.E56]*1.8" office:value-type="float" office:value="-9.276588" calcext:value-type="float">
            <text:p>-9.276588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3">
          <table:table-cell office:value-type="float" office:value="4.5464" calcext:value-type="float">
            <text:p>4.5464</text:p>
          </table:table-cell>
          <table:table-cell office:value-type="float" office:value="-0.2178" calcext:value-type="float">
            <text:p>-0.2178</text:p>
          </table:table-cell>
          <table:table-cell/>
          <table:table-cell table:formula="of:=[.A57]*25.4" office:value-type="float" office:value="115.47856" calcext:value-type="float">
            <text:p>115.47856</text:p>
          </table:table-cell>
          <table:table-cell table:formula="of:=[.B57]*25.4" office:value-type="float" office:value="-5.53212" calcext:value-type="float">
            <text:p>-5.53212</text:p>
          </table:table-cell>
          <table:table-cell table:formula="of:=[.D57]*1.8" office:value-type="float" office:value="207.861408" calcext:value-type="float">
            <text:p>207.861408</text:p>
          </table:table-cell>
          <table:table-cell table:formula="of:=[.E57]*1.8" office:value-type="float" office:value="-9.957816" calcext:value-type="float">
            <text:p>-9.957816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3">
          <table:table-cell office:value-type="float" office:value="4.3731" calcext:value-type="float">
            <text:p>4.3731</text:p>
          </table:table-cell>
          <table:table-cell office:value-type="float" office:value="-0.2262" calcext:value-type="float">
            <text:p>-0.2262</text:p>
          </table:table-cell>
          <table:table-cell/>
          <table:table-cell table:formula="of:=[.A58]*25.4" office:value-type="float" office:value="111.07674" calcext:value-type="float">
            <text:p>111.07674</text:p>
          </table:table-cell>
          <table:table-cell table:formula="of:=[.B58]*25.4" office:value-type="float" office:value="-5.74548" calcext:value-type="float">
            <text:p>-5.74548</text:p>
          </table:table-cell>
          <table:table-cell table:formula="of:=[.D58]*1.8" office:value-type="float" office:value="199.938132" calcext:value-type="float">
            <text:p>199.938132</text:p>
          </table:table-cell>
          <table:table-cell table:formula="of:=[.E58]*1.8" office:value-type="float" office:value="-10.341864" calcext:value-type="float">
            <text:p>-10.341864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3">
          <table:table-cell office:value-type="float" office:value="4.0994" calcext:value-type="float">
            <text:p>4.0994</text:p>
          </table:table-cell>
          <table:table-cell office:value-type="float" office:value="-0.2344" calcext:value-type="float">
            <text:p>-0.2344</text:p>
          </table:table-cell>
          <table:table-cell/>
          <table:table-cell table:formula="of:=[.A59]*25.4" office:value-type="float" office:value="104.12476" calcext:value-type="float">
            <text:p>104.12476</text:p>
          </table:table-cell>
          <table:table-cell table:formula="of:=[.B59]*25.4" office:value-type="float" office:value="-5.95376" calcext:value-type="float">
            <text:p>-5.95376</text:p>
          </table:table-cell>
          <table:table-cell table:formula="of:=[.D59]*1.8" office:value-type="float" office:value="187.424568" calcext:value-type="float">
            <text:p>187.424568</text:p>
          </table:table-cell>
          <table:table-cell table:formula="of:=[.E59]*1.8" office:value-type="float" office:value="-10.716768" calcext:value-type="float">
            <text:p>-10.716768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table:formula="of:=[.K59]*25.4" office:value-type="float" office:value="0" calcext:value-type="float">
            <text:p>0</text:p>
          </table:table-cell>
          <table:table-cell table:formula="of:=[.L59]*25.4" office:value-type="float" office:value="0" calcext:value-type="float">
            <text:p>0</text:p>
          </table:table-cell>
          <table:table-cell table:formula="of:=[.N59]*1.8" office:value-type="float" office:value="0" calcext:value-type="float">
            <text:p>0</text:p>
          </table:table-cell>
          <table:table-cell table:formula="of:=[.O59]*1.8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1006"/>
        </table:table-row>
        <table:table-row table:style-name="ro3">
          <table:table-cell office:value-type="float" office:value="3.8803" calcext:value-type="float">
            <text:p>3.8803</text:p>
          </table:table-cell>
          <table:table-cell office:value-type="float" office:value="-0.2403" calcext:value-type="float">
            <text:p>-0.2403</text:p>
          </table:table-cell>
          <table:table-cell/>
          <table:table-cell table:formula="of:=[.A60]*25.4" office:value-type="float" office:value="98.55962" calcext:value-type="float">
            <text:p>98.55962</text:p>
          </table:table-cell>
          <table:table-cell table:formula="of:=[.B60]*25.4" office:value-type="float" office:value="-6.10362" calcext:value-type="float">
            <text:p>-6.10362</text:p>
          </table:table-cell>
          <table:table-cell table:formula="of:=[.D60]*1.8" office:value-type="float" office:value="177.407316" calcext:value-type="float">
            <text:p>177.407316</text:p>
          </table:table-cell>
          <table:table-cell table:formula="of:=[.E60]*1.8" office:value-type="float" office:value="-10.986516" calcext:value-type="float">
            <text:p>-10.986516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3">
          <table:table-cell office:value-type="float" office:value="3.6413" calcext:value-type="float">
            <text:p>3.6413</text:p>
          </table:table-cell>
          <table:table-cell office:value-type="float" office:value="-0.2468" calcext:value-type="float">
            <text:p>-0.2468</text:p>
          </table:table-cell>
          <table:table-cell/>
          <table:table-cell table:formula="of:=[.A61]*25.4" office:value-type="float" office:value="92.48902" calcext:value-type="float">
            <text:p>92.48902</text:p>
          </table:table-cell>
          <table:table-cell table:formula="of:=[.B61]*25.4" office:value-type="float" office:value="-6.26872" calcext:value-type="float">
            <text:p>-6.26872</text:p>
          </table:table-cell>
          <table:table-cell table:formula="of:=[.D61]*1.8" office:value-type="float" office:value="166.480236" calcext:value-type="float">
            <text:p>166.480236</text:p>
          </table:table-cell>
          <table:table-cell table:formula="of:=[.E61]*1.8" office:value-type="float" office:value="-11.283696" calcext:value-type="float">
            <text:p>-11.283696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3">
          <table:table-cell office:value-type="float" office:value="3.4343" calcext:value-type="float">
            <text:p>3.4343</text:p>
          </table:table-cell>
          <table:table-cell office:value-type="float" office:value="-0.2484" calcext:value-type="float">
            <text:p>-0.2484</text:p>
          </table:table-cell>
          <table:table-cell/>
          <table:table-cell table:formula="of:=[.A62]*25.4" office:value-type="float" office:value="87.23122" calcext:value-type="float">
            <text:p>87.23122</text:p>
          </table:table-cell>
          <table:table-cell table:formula="of:=[.B62]*25.4" office:value-type="float" office:value="-6.30936" calcext:value-type="float">
            <text:p>-6.30936</text:p>
          </table:table-cell>
          <table:table-cell table:formula="of:=[.D62]*1.8" office:value-type="float" office:value="157.016196" calcext:value-type="float">
            <text:p>157.016196</text:p>
          </table:table-cell>
          <table:table-cell table:formula="of:=[.E62]*1.8" office:value-type="float" office:value="-11.356848" calcext:value-type="float">
            <text:p>-11.356848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table-cell office:value-type="float" office:value="3.2078" calcext:value-type="float">
            <text:p>3.2078</text:p>
          </table:table-cell>
          <table:table-cell office:value-type="float" office:value="-0.2448" calcext:value-type="float">
            <text:p>-0.2448</text:p>
          </table:table-cell>
          <table:table-cell/>
          <table:table-cell table:formula="of:=[.A63]*25.4" office:value-type="float" office:value="81.47812" calcext:value-type="float">
            <text:p>81.47812</text:p>
          </table:table-cell>
          <table:table-cell table:formula="of:=[.B63]*25.4" office:value-type="float" office:value="-6.21792" calcext:value-type="float">
            <text:p>-6.21792</text:p>
          </table:table-cell>
          <table:table-cell table:formula="of:=[.D63]*1.8" office:value-type="float" office:value="146.660616" calcext:value-type="float">
            <text:p>146.660616</text:p>
          </table:table-cell>
          <table:table-cell table:formula="of:=[.E63]*1.8" office:value-type="float" office:value="-11.192256" calcext:value-type="float">
            <text:p>-11.192256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3">
          <table:table-cell office:value-type="float" office:value="2.9904" calcext:value-type="float">
            <text:p>2.9904</text:p>
          </table:table-cell>
          <table:table-cell office:value-type="float" office:value="-0.2366" calcext:value-type="float">
            <text:p>-0.2366</text:p>
          </table:table-cell>
          <table:table-cell/>
          <table:table-cell table:formula="of:=[.A64]*25.4" office:value-type="float" office:value="75.95616" calcext:value-type="float">
            <text:p>75.95616</text:p>
          </table:table-cell>
          <table:table-cell table:formula="of:=[.B64]*25.4" office:value-type="float" office:value="-6.00964" calcext:value-type="float">
            <text:p>-6.00964</text:p>
          </table:table-cell>
          <table:table-cell table:formula="of:=[.D64]*1.8" office:value-type="float" office:value="136.721088" calcext:value-type="float">
            <text:p>136.721088</text:p>
          </table:table-cell>
          <table:table-cell table:formula="of:=[.E64]*1.8" office:value-type="float" office:value="-10.817352" calcext:value-type="float">
            <text:p>-10.817352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3">
          <table:table-cell office:value-type="float" office:value="2.7696" calcext:value-type="float">
            <text:p>2.7696</text:p>
          </table:table-cell>
          <table:table-cell office:value-type="float" office:value="-0.2337" calcext:value-type="float">
            <text:p>-0.2337</text:p>
          </table:table-cell>
          <table:table-cell/>
          <table:table-cell table:formula="of:=[.A65]*25.4" office:value-type="float" office:value="70.34784" calcext:value-type="float">
            <text:p>70.34784</text:p>
          </table:table-cell>
          <table:table-cell table:formula="of:=[.B65]*25.4" office:value-type="float" office:value="-5.93598" calcext:value-type="float">
            <text:p>-5.93598</text:p>
          </table:table-cell>
          <table:table-cell table:formula="of:=[.D65]*1.8" office:value-type="float" office:value="126.626112" calcext:value-type="float">
            <text:p>126.626112</text:p>
          </table:table-cell>
          <table:table-cell table:formula="of:=[.E65]*1.8" office:value-type="float" office:value="-10.684764" calcext:value-type="float">
            <text:p>-10.684764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3">
          <table:table-cell office:value-type="float" office:value="2.5377" calcext:value-type="float">
            <text:p>2.5377</text:p>
          </table:table-cell>
          <table:table-cell office:value-type="float" office:value="-0.2267" calcext:value-type="float">
            <text:p>-0.2267</text:p>
          </table:table-cell>
          <table:table-cell/>
          <table:table-cell table:formula="of:=[.A66]*25.4" office:value-type="float" office:value="64.45758" calcext:value-type="float">
            <text:p>64.45758</text:p>
          </table:table-cell>
          <table:table-cell table:formula="of:=[.B66]*25.4" office:value-type="float" office:value="-5.75818" calcext:value-type="float">
            <text:p>-5.75818</text:p>
          </table:table-cell>
          <table:table-cell table:formula="of:=[.D66]*1.8" office:value-type="float" office:value="116.023644" calcext:value-type="float">
            <text:p>116.023644</text:p>
          </table:table-cell>
          <table:table-cell table:formula="of:=[.E66]*1.8" office:value-type="float" office:value="-10.364724" calcext:value-type="float">
            <text:p>-10.364724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3">
          <table:table-cell office:value-type="float" office:value="2.3094" calcext:value-type="float">
            <text:p>2.3094</text:p>
          </table:table-cell>
          <table:table-cell office:value-type="float" office:value="-0.2143" calcext:value-type="float">
            <text:p>-0.2143</text:p>
          </table:table-cell>
          <table:table-cell/>
          <table:table-cell table:formula="of:=[.A67]*25.4" office:value-type="float" office:value="58.65876" calcext:value-type="float">
            <text:p>58.65876</text:p>
          </table:table-cell>
          <table:table-cell table:formula="of:=[.B67]*25.4" office:value-type="float" office:value="-5.44322" calcext:value-type="float">
            <text:p>-5.44322</text:p>
          </table:table-cell>
          <table:table-cell table:formula="of:=[.D67]*1.8" office:value-type="float" office:value="105.585768" calcext:value-type="float">
            <text:p>105.585768</text:p>
          </table:table-cell>
          <table:table-cell table:formula="of:=[.E67]*1.8" office:value-type="float" office:value="-9.797796" calcext:value-type="float">
            <text:p>-9.797796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3">
          <table:table-cell office:value-type="float" office:value="2.0898" calcext:value-type="float">
            <text:p>2.0898</text:p>
          </table:table-cell>
          <table:table-cell office:value-type="float" office:value="-0.2001" calcext:value-type="float">
            <text:p>-0.2001</text:p>
          </table:table-cell>
          <table:table-cell/>
          <table:table-cell table:formula="of:=[.A68]*25.4" office:value-type="float" office:value="53.08092" calcext:value-type="float">
            <text:p>53.08092</text:p>
          </table:table-cell>
          <table:table-cell table:formula="of:=[.B68]*25.4" office:value-type="float" office:value="-5.08254" calcext:value-type="float">
            <text:p>-5.08254</text:p>
          </table:table-cell>
          <table:table-cell table:formula="of:=[.D68]*1.8" office:value-type="float" office:value="95.545656" calcext:value-type="float">
            <text:p>95.545656</text:p>
          </table:table-cell>
          <table:table-cell table:formula="of:=[.E68]*1.8" office:value-type="float" office:value="-9.148572" calcext:value-type="float">
            <text:p>-9.148572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3">
          <table:table-cell office:value-type="float" office:value="1.8901" calcext:value-type="float">
            <text:p>1.8901</text:p>
          </table:table-cell>
          <table:table-cell office:value-type="float" office:value="-0.1882" calcext:value-type="float">
            <text:p>-0.1882</text:p>
          </table:table-cell>
          <table:table-cell/>
          <table:table-cell table:formula="of:=[.A69]*25.4" office:value-type="float" office:value="48.00854" calcext:value-type="float">
            <text:p>48.00854</text:p>
          </table:table-cell>
          <table:table-cell table:formula="of:=[.B69]*25.4" office:value-type="float" office:value="-4.78028" calcext:value-type="float">
            <text:p>-4.78028</text:p>
          </table:table-cell>
          <table:table-cell table:formula="of:=[.D69]*1.8" office:value-type="float" office:value="86.415372" calcext:value-type="float">
            <text:p>86.415372</text:p>
          </table:table-cell>
          <table:table-cell table:formula="of:=[.E69]*1.8" office:value-type="float" office:value="-8.604504" calcext:value-type="float">
            <text:p>-8.604504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3">
          <table:table-cell office:value-type="float" office:value="1.6989" calcext:value-type="float">
            <text:p>1.6989</text:p>
          </table:table-cell>
          <table:table-cell office:value-type="float" office:value="-0.1773" calcext:value-type="float">
            <text:p>-0.1773</text:p>
          </table:table-cell>
          <table:table-cell/>
          <table:table-cell table:formula="of:=[.A70]*25.4" office:value-type="float" office:value="43.15206" calcext:value-type="float">
            <text:p>43.15206</text:p>
          </table:table-cell>
          <table:table-cell table:formula="of:=[.B70]*25.4" office:value-type="float" office:value="-4.50342" calcext:value-type="float">
            <text:p>-4.50342</text:p>
          </table:table-cell>
          <table:table-cell table:formula="of:=[.D70]*1.8" office:value-type="float" office:value="77.673708" calcext:value-type="float">
            <text:p>77.673708</text:p>
          </table:table-cell>
          <table:table-cell table:formula="of:=[.E70]*1.8" office:value-type="float" office:value="-8.106156" calcext:value-type="float">
            <text:p>-8.106156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3">
          <table:table-cell office:value-type="float" office:value="1.4624" calcext:value-type="float">
            <text:p>1.4624</text:p>
          </table:table-cell>
          <table:table-cell office:value-type="float" office:value="-0.1611" calcext:value-type="float">
            <text:p>-0.1611</text:p>
          </table:table-cell>
          <table:table-cell/>
          <table:table-cell table:formula="of:=[.A71]*25.4" office:value-type="float" office:value="37.14496" calcext:value-type="float">
            <text:p>37.14496</text:p>
          </table:table-cell>
          <table:table-cell table:formula="of:=[.B71]*25.4" office:value-type="float" office:value="-4.09194" calcext:value-type="float">
            <text:p>-4.09194</text:p>
          </table:table-cell>
          <table:table-cell table:formula="of:=[.D71]*1.8" office:value-type="float" office:value="66.860928" calcext:value-type="float">
            <text:p>66.860928</text:p>
          </table:table-cell>
          <table:table-cell table:formula="of:=[.E71]*1.8" office:value-type="float" office:value="-7.365492" calcext:value-type="float">
            <text:p>-7.365492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3">
          <table:table-cell office:value-type="float" office:value="1.2293" calcext:value-type="float">
            <text:p>1.2293</text:p>
          </table:table-cell>
          <table:table-cell office:value-type="float" office:value="-0.1395" calcext:value-type="float">
            <text:p>-0.1395</text:p>
          </table:table-cell>
          <table:table-cell/>
          <table:table-cell table:formula="of:=[.A72]*25.4" office:value-type="float" office:value="31.22422" calcext:value-type="float">
            <text:p>31.22422</text:p>
          </table:table-cell>
          <table:table-cell table:formula="of:=[.B72]*25.4" office:value-type="float" office:value="-3.5433" calcext:value-type="float">
            <text:p>-3.5433</text:p>
          </table:table-cell>
          <table:table-cell table:formula="of:=[.D72]*1.8" office:value-type="float" office:value="56.203596" calcext:value-type="float">
            <text:p>56.203596</text:p>
          </table:table-cell>
          <table:table-cell table:formula="of:=[.E72]*1.8" office:value-type="float" office:value="-6.37794" calcext:value-type="float">
            <text:p>-6.37794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3">
          <table:table-cell office:value-type="float" office:value="1.0302" calcext:value-type="float">
            <text:p>1.0302</text:p>
          </table:table-cell>
          <table:table-cell office:value-type="float" office:value="-0.1219" calcext:value-type="float">
            <text:p>-0.1219</text:p>
          </table:table-cell>
          <table:table-cell/>
          <table:table-cell table:formula="of:=[.A73]*25.4" office:value-type="float" office:value="26.16708" calcext:value-type="float">
            <text:p>26.16708</text:p>
          </table:table-cell>
          <table:table-cell table:formula="of:=[.B73]*25.4" office:value-type="float" office:value="-3.09626" calcext:value-type="float">
            <text:p>-3.09626</text:p>
          </table:table-cell>
          <table:table-cell table:formula="of:=[.D73]*1.8" office:value-type="float" office:value="47.100744" calcext:value-type="float">
            <text:p>47.100744</text:p>
          </table:table-cell>
          <table:table-cell table:formula="of:=[.E73]*1.8" office:value-type="float" office:value="-5.573268" calcext:value-type="float">
            <text:p>-5.573268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3">
          <table:table-cell office:value-type="float" office:value="0.8163" calcext:value-type="float">
            <text:p>0.8163</text:p>
          </table:table-cell>
          <table:table-cell office:value-type="float" office:value="-0.1084" calcext:value-type="float">
            <text:p>-0.1084</text:p>
          </table:table-cell>
          <table:table-cell/>
          <table:table-cell table:formula="of:=[.A74]*25.4" office:value-type="float" office:value="20.73402" calcext:value-type="float">
            <text:p>20.73402</text:p>
          </table:table-cell>
          <table:table-cell table:formula="of:=[.B74]*25.4" office:value-type="float" office:value="-2.75336" calcext:value-type="float">
            <text:p>-2.75336</text:p>
          </table:table-cell>
          <table:table-cell table:formula="of:=[.D74]*1.8" office:value-type="float" office:value="37.321236" calcext:value-type="float">
            <text:p>37.321236</text:p>
          </table:table-cell>
          <table:table-cell table:formula="of:=[.E74]*1.8" office:value-type="float" office:value="-4.956048" calcext:value-type="float">
            <text:p>-4.956048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3">
          <table:table-cell office:value-type="float" office:value="0.6173" calcext:value-type="float">
            <text:p>0.6173</text:p>
          </table:table-cell>
          <table:table-cell office:value-type="float" office:value="-0.0909" calcext:value-type="float">
            <text:p>-0.0909</text:p>
          </table:table-cell>
          <table:table-cell/>
          <table:table-cell table:formula="of:=[.A75]*25.4" office:value-type="float" office:value="15.67942" calcext:value-type="float">
            <text:p>15.67942</text:p>
          </table:table-cell>
          <table:table-cell table:formula="of:=[.B75]*25.4" office:value-type="float" office:value="-2.30886" calcext:value-type="float">
            <text:p>-2.30886</text:p>
          </table:table-cell>
          <table:table-cell table:formula="of:=[.D75]*1.8" office:value-type="float" office:value="28.222956" calcext:value-type="float">
            <text:p>28.222956</text:p>
          </table:table-cell>
          <table:table-cell table:formula="of:=[.E75]*1.8" office:value-type="float" office:value="-4.155948" calcext:value-type="float">
            <text:p>-4.155948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3">
          <table:table-cell office:value-type="float" office:value="0.4569" calcext:value-type="float">
            <text:p>0.4569</text:p>
          </table:table-cell>
          <table:table-cell office:value-type="float" office:value="-0.0865" calcext:value-type="float">
            <text:p>-0.0865</text:p>
          </table:table-cell>
          <table:table-cell/>
          <table:table-cell table:formula="of:=[.A76]*25.4" office:value-type="float" office:value="11.60526" calcext:value-type="float">
            <text:p>11.60526</text:p>
          </table:table-cell>
          <table:table-cell table:formula="of:=[.B76]*25.4" office:value-type="float" office:value="-2.1971" calcext:value-type="float">
            <text:p>-2.1971</text:p>
          </table:table-cell>
          <table:table-cell table:formula="of:=[.D76]*1.8" office:value-type="float" office:value="20.889468" calcext:value-type="float">
            <text:p>20.889468</text:p>
          </table:table-cell>
          <table:table-cell table:formula="of:=[.E76]*1.8" office:value-type="float" office:value="-3.95478" calcext:value-type="float">
            <text:p>-3.95478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3">
          <table:table-cell office:value-type="float" office:value="0.2827" calcext:value-type="float">
            <text:p>0.2827</text:p>
          </table:table-cell>
          <table:table-cell office:value-type="float" office:value="-0.0776" calcext:value-type="float">
            <text:p>-0.0776</text:p>
          </table:table-cell>
          <table:table-cell/>
          <table:table-cell table:formula="of:=[.A77]*25.4" office:value-type="float" office:value="7.18058" calcext:value-type="float">
            <text:p>7.18058</text:p>
          </table:table-cell>
          <table:table-cell table:formula="of:=[.B77]*25.4" office:value-type="float" office:value="-1.97104" calcext:value-type="float">
            <text:p>-1.97104</text:p>
          </table:table-cell>
          <table:table-cell table:formula="of:=[.D77]*1.8" office:value-type="float" office:value="12.925044" calcext:value-type="float">
            <text:p>12.925044</text:p>
          </table:table-cell>
          <table:table-cell table:formula="of:=[.E77]*1.8" office:value-type="float" office:value="-3.547872" calcext:value-type="float">
            <text:p>-3.547872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3">
          <table:table-cell office:value-type="float" office:value="0.1673" calcext:value-type="float">
            <text:p>0.1673</text:p>
          </table:table-cell>
          <table:table-cell office:value-type="float" office:value="-0.0698" calcext:value-type="float">
            <text:p>-0.0698</text:p>
          </table:table-cell>
          <table:table-cell/>
          <table:table-cell table:formula="of:=[.A78]*25.4" office:value-type="float" office:value="4.24942" calcext:value-type="float">
            <text:p>4.24942</text:p>
          </table:table-cell>
          <table:table-cell table:formula="of:=[.B78]*25.4" office:value-type="float" office:value="-1.77292" calcext:value-type="float">
            <text:p>-1.77292</text:p>
          </table:table-cell>
          <table:table-cell table:formula="of:=[.D78]*1.8" office:value-type="float" office:value="7.648956" calcext:value-type="float">
            <text:p>7.648956</text:p>
          </table:table-cell>
          <table:table-cell table:formula="of:=[.E78]*1.8" office:value-type="float" office:value="-3.191256" calcext:value-type="float">
            <text:p>-3.191256</text:p>
          </table:table-cell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3">
          <table:table-cell office:value-type="float" office:value="0.0801" calcext:value-type="float">
            <text:p>0.0801</text:p>
          </table:table-cell>
          <table:table-cell office:value-type="float" office:value="-0.0538" calcext:value-type="float">
            <text:p>-0.0538</text:p>
          </table:table-cell>
          <table:table-cell/>
          <table:table-cell table:formula="of:=[.A79]*25.4" office:value-type="float" office:value="2.03454" calcext:value-type="float">
            <text:p>2.03454</text:p>
          </table:table-cell>
          <table:table-cell table:formula="of:=[.B79]*25.4" office:value-type="float" office:value="-1.36652" calcext:value-type="float">
            <text:p>-1.36652</text:p>
          </table:table-cell>
          <table:table-cell table:formula="of:=[.D79]*1.8" office:value-type="float" office:value="3.662172" calcext:value-type="float">
            <text:p>3.662172</text:p>
          </table:table-cell>
          <table:table-cell table:formula="of:=[.E79]*1.8" office:value-type="float" office:value="-2.459736" calcext:value-type="float">
            <text:p>-2.459736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3">
          <table:table-cell office:value-type="float" office:value="0.0234" calcext:value-type="float">
            <text:p>0.0234</text:p>
          </table:table-cell>
          <table:table-cell office:value-type="float" office:value="-0.0214" calcext:value-type="float">
            <text:p>-0.0214</text:p>
          </table:table-cell>
          <table:table-cell/>
          <table:table-cell table:formula="of:=[.A80]*25.4" office:value-type="float" office:value="0.59436" calcext:value-type="float">
            <text:p>0.59436</text:p>
          </table:table-cell>
          <table:table-cell table:formula="of:=[.B80]*25.4" office:value-type="float" office:value="-0.54356" calcext:value-type="float">
            <text:p>-0.54356</text:p>
          </table:table-cell>
          <table:table-cell table:formula="of:=[.D80]*1.8" office:value-type="float" office:value="1.069848" calcext:value-type="float">
            <text:p>1.069848</text:p>
          </table:table-cell>
          <table:table-cell table:formula="of:=[.E80]*1.8" office:value-type="float" office:value="-0.978408" calcext:value-type="float">
            <text:p>-0.978408</text:p>
          </table:table-cell>
          <table:table-cell office:value-type="float" office:value="78" calcext:value-type="float">
            <text:p>78</text:p>
          </table:table-cell>
          <table:table-cell table:number-columns-repeated="1016"/>
        </table:table-row>
        <table:table-row table:style-name="ro3">
          <table:table-cell office:value-type="float" office:value="0.0127" calcext:value-type="float">
            <text:p>0.0127</text:p>
          </table:table-cell>
          <table:table-cell office:value-type="float" office:value="0.0358" calcext:value-type="float">
            <text:p>0.0358</text:p>
          </table:table-cell>
          <table:table-cell/>
          <table:table-cell table:style-name="ce6" table:formula="of:=[.A81]*25.4" office:value-type="float" office:value="0.32258" calcext:value-type="float">
            <text:p>0.32258</text:p>
          </table:table-cell>
          <table:table-cell table:formula="of:=[.B81]*25.4" office:value-type="float" office:value="0.90932" calcext:value-type="float">
            <text:p>0.90932</text:p>
          </table:table-cell>
          <table:table-cell table:formula="of:=[.D81]*1.8" office:value-type="float" office:value="0.580644" calcext:value-type="float">
            <text:p>0.580644</text:p>
          </table:table-cell>
          <table:table-cell table:formula="of:=[.E81]*1.8" office:value-type="float" office:value="1.636776" calcext:value-type="float">
            <text:p>1.636776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table:formula="of:=[.D81]-73.3684" office:value-type="float" office:value="-73.04582" calcext:value-type="float">
            <text:p>-73.04582</text:p>
          </table:table-cell>
          <table:table-cell office:value-type="float" office:value="0.90932" calcext:value-type="float">
            <text:p>0.90932</text:p>
          </table:table-cell>
          <table:table-cell office:value-type="float" office:value="1759" calcext:value-type="float">
            <text:p>1759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[.D38]-[.G87]" office:value-type="float" office:value="257.112008" calcext:value-type="float">
            <text:p>257.112008</text:p>
          </table:table-cell>
          <table:table-cell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[.D81]-[.D38]" office:value-type="float" office:value="-183.42102" calcext:value-type="float">
            <text:p>-183.42102</text:p>
          </table:table-cell>
          <table:table-cell table:formula="of:=[.F81]-[.F38]" office:value-type="float" office:value="-330.157836" calcext:value-type="float">
            <text:p>-330.157836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G85]-[.F85]" office:value-type="float" office:value="-146.736816" calcext:value-type="float">
            <text:p>-146.736816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[.G86]/2" office:value-type="float" office:value="-73.368408" calcext:value-type="float">
            <text:p>-73.368408</text:p>
          </table:table-cell>
          <table:table-cell table:number-columns-repeated="1017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wing_1" table:base-cell-address="$Sheet2.$A$1" table:cell-range-address="$Sheet2.$A$2:.$B$8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UMing HK" style:font-family-asian="'AR PL UMing HK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9:20:05</meta:creation-date>
    <meta:initial-creator>ado</meta:initial-creator>
    <dc:language>en-US</dc:language>
    <dc:creator>Sainag Immidisetty</dc:creator>
    <dc:date>2017-10-27T15:26:21.711539722</dc:date>
    <meta:editing-cycles>2</meta:editing-cycles>
    <meta:editing-duration>PT14H34M31S</meta:editing-duration>
    <meta:generator>LibreOffice/4.3.7.2$Linux_X86_64 LibreOffice_project/430$Build-2</meta:generator>
    <meta:document-statistic meta:table-count="1" meta:cell-count="573" meta:object-count="0"/>
  </office:meta>
</office:document-meta>
</file>